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FreeMono" fo:font-size="14pt" officeooo:rsid="00001e73" officeooo:paragraph-rsid="00001e73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FreeMono" fo:font-size="14pt" officeooo:rsid="00001e73" officeooo:paragraph-rsid="00001e73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FreeMono" fo:font-size="14pt" officeooo:rsid="00001e73" officeooo:paragraph-rsid="000024b7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FreeMono" fo:font-size="14pt" officeooo:rsid="000024b7" officeooo:paragraph-rsid="000024b7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FreeMono" fo:font-size="14pt" officeooo:rsid="0000485b" officeooo:paragraph-rsid="0000485b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FreeMono" fo:font-size="14pt" fo:font-weight="bold" officeooo:rsid="00001e73" officeooo:paragraph-rsid="00001e73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FreeMono" fo:font-size="14pt" fo:font-weight="bold" officeooo:rsid="000024b7" officeooo:paragraph-rsid="000024b7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FreeMono" fo:font-size="14pt" fo:font-weight="bold" officeooo:rsid="0000485b" officeooo:paragraph-rsid="0000485b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FreeMono" fo:font-size="14pt" fo:font-weight="normal" officeooo:rsid="00001e73" officeooo:paragraph-rsid="00001e7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style:font-name="FreeMono" fo:font-size="14pt" fo:font-weight="bold" officeooo:rsid="00001e73" officeooo:paragraph-rsid="00001e7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start" style:justify-single-word="false" fo:break-before="page"/>
      <style:text-properties style:font-name="FreeMono" fo:font-size="14pt" fo:font-weight="normal" officeooo:rsid="00025d61" officeooo:paragraph-rsid="00025d6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FreeMono" fo:font-size="14pt" officeooo:rsid="000024b7" officeooo:paragraph-rsid="000024b7" style:font-size-asian="14pt" style:font-size-complex="14pt"/>
    </style:style>
    <style:style style:name="T1" style:family="text">
      <style:text-properties officeooo:rsid="000024b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0485b"/>
    </style:style>
    <style:style style:name="T4" style:family="text">
      <style:text-properties officeooo:rsid="0002e0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<text:span text:style-name="T4">6</text:span>-<text:span text:style-name="T4">2</text:span>-2015</text:p>
      <text:p text:style-name="P1">CPE 324</text:p>
      <text:p text:style-name="P1"/>
      <text:p text:style-name="P6">Lab Report 0<text:span text:style-name="T4">3</text:span></text:p>
      <text:p text:style-name="P9"/>
      <text:p text:style-name="P11"/>
      <text:p text:style-name="P10">Introduction</text:p>
      <text:p text:style-name="P2"/>
      <text:p text:style-name="P3"/>
      <text:p text:style-name="P3"/>
      <text:p text:style-name="P7">Theory and Analysis</text:p>
      <text:p text:style-name="P4"/>
      <text:p text:style-name="P4"/>
      <text:p text:style-name="P4"/>
      <text:p text:style-name="P7">Procedures</text:p>
      <text:p text:style-name="P4"/>
      <text:p text:style-name="P4"/>
      <text:p text:style-name="P4"/>
      <text:p text:style-name="P8">Results</text:p>
      <text:p text:style-name="P5"/>
      <text:p text:style-name="P5"/>
      <text:p text:style-name="P5"/>
      <text:p text:style-name="P8">Conclusion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9:55:31.482207347</meta:creation-date>
    <dc:date>2015-02-12T18:52:53.341795555</dc:date>
    <meta:editing-duration>PT36M26S</meta:editing-duration>
    <meta:editing-cycles>6</meta:editing-cycles>
    <meta:generator>LibreOffice/4.3.5.2.0$Linux_X86_64 LibreOffice_project/430m0$Build-2</meta:generator>
    <meta:print-date>2015-02-06T11:05:34.032646216</meta:print-date>
    <meta:document-statistic meta:table-count="0" meta:image-count="0" meta:object-count="0" meta:page-count="3" meta:paragraph-count="9" meta:word-count="15" meta:character-count="102" meta:non-whitespace-character-count="96"/>
  </office:meta>
</office:document-meta>
</file>